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.45cm" table:align="right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0.86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Table_20_Contents">
      <style:text-properties fo:color="#333333" loext:opacity="100%" style:font-name="Arial" fo:font-size="11pt" style:font-size-asian="11pt" style:font-size-complex="11pt"/>
    </style:style>
    <style:style style:name="P3" style:family="paragraph" style:parent-style-name="Table_20_Contents">
      <style:text-properties fo:color="#333333" loext:opacity="100%" style:font-name="Arial" fo:font-size="11pt" officeooo:rsid="0004fdb8" officeooo:paragraph-rsid="0004fdb8" style:font-size-asian="11pt" style:font-size-complex="11pt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333333" loext:opacity="100%" style:font-name="Arial" fo:font-size="11pt" fo:letter-spacing="normal" fo:font-style="normal" fo:font-weight="normal" style:font-size-asian="11pt" style:font-size-complex="11pt"/>
    </style:style>
    <style:style style:name="P5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333333" loext:opacity="100%" style:font-name="Arial" fo:font-size="11pt" fo:letter-spacing="normal" fo:font-style="normal" fo:font-weight="normal" style:font-size-asian="11pt" style:font-size-complex="11pt"/>
    </style:style>
    <style:style style:name="P6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333333" loext:opacity="100%" style:font-name="Arial" fo:font-size="11pt" fo:letter-spacing="normal" fo:font-style="normal" fo:font-weight="normal" officeooo:paragraph-rsid="0002832f" style:font-size-asian="11pt" style:font-size-complex="11pt"/>
    </style:style>
    <style:style style:name="P7" style:family="paragraph" style:parent-style-name="Text_20_body" style:list-style-name="L5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333333" loext:opacity="100%" style:font-name="Arial" fo:font-size="11pt" fo:letter-spacing="normal" fo:font-style="normal" fo:font-weight="normal" style:font-size-asian="11pt" style:font-size-complex="11pt"/>
    </style:style>
    <style:style style:name="P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333333" loext:opacity="100%" style:font-name="Arial" fo:font-size="11pt" fo:letter-spacing="normal" fo:font-style="normal" fo:font-weight="normal" officeooo:rsid="001021a1" officeooo:paragraph-rsid="001021a1" style:font-size-asian="11pt" style:font-size-complex="11pt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a6099" loext:opacity="100%" style:font-name="Arial" fo:font-size="11pt" fo:letter-spacing="normal" fo:font-style="normal" fo:font-weight="normal" style:font-size-asian="11pt" style:font-size-complex="11pt"/>
    </style:style>
    <style:style style:name="P1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a6099" loext:opacity="100%" style:font-name="Arial" fo:font-size="11pt" fo:letter-spacing="normal" fo:font-style="normal" fo:font-weight="normal" officeooo:rsid="001021a1" officeooo:paragraph-rsid="001021a1" style:font-size-asian="11pt" style:font-size-complex="11pt"/>
    </style:style>
    <style:style style:name="P11" style:family="paragraph" style:parent-style-name="Text_20_body">
      <style:paragraph-properties fo:margin-top="0cm" fo:margin-bottom="0.247cm" style:contextual-spacing="false"/>
      <style:text-properties fo:color="#333333" loext:opacity="100%" style:font-name="Arial" fo:font-size="11pt" style:font-size-asian="11pt" style:font-size-complex="11pt"/>
    </style:style>
    <style:style style:name="P12" style:family="paragraph" style:parent-style-name="Text_20_body" style:list-style-name="L1">
      <style:paragraph-properties fo:margin-top="0cm" fo:margin-bottom="0.247cm" style:contextual-spacing="false"/>
      <style:text-properties fo:color="#333333" loext:opacity="100%" style:font-name="Arial" fo:font-size="11pt" style:font-size-asian="11pt" style:font-size-complex="11pt"/>
    </style:style>
    <style:style style:name="P13" style:family="paragraph" style:parent-style-name="Text_20_body" style:list-style-name="L2">
      <style:paragraph-properties fo:margin-top="0cm" fo:margin-bottom="0.247cm" style:contextual-spacing="false"/>
      <style:text-properties fo:color="#333333" loext:opacity="100%" style:font-name="Arial" fo:font-size="11pt" style:font-size-asian="11pt" style:font-size-complex="11pt"/>
    </style:style>
    <style:style style:name="P14" style:family="paragraph" style:parent-style-name="Text_20_body" style:list-style-name="L3">
      <style:paragraph-properties fo:margin-top="0cm" fo:margin-bottom="0.247cm" style:contextual-spacing="false"/>
      <style:text-properties fo:color="#333333" loext:opacity="100%" style:font-name="Arial" fo:font-size="11pt" style:font-size-asian="11pt" style:font-size-complex="11pt"/>
    </style:style>
    <style:style style:name="P15" style:family="paragraph" style:parent-style-name="Text_20_body">
      <style:paragraph-properties fo:margin-top="0cm" fo:margin-bottom="0.247cm" style:contextual-spacing="false"/>
      <style:text-properties fo:color="#333333" loext:opacity="100%" style:font-name="Arial" fo:font-size="11pt" officeooo:paragraph-rsid="0011d11c" style:font-size-asian="11pt" style:font-size-complex="11pt"/>
    </style:style>
    <style:style style:name="P16" style:family="paragraph" style:parent-style-name="Text_20_body">
      <style:paragraph-properties fo:margin-top="0cm" fo:margin-bottom="0.247cm" style:contextual-spacing="false"/>
      <style:text-properties fo:color="#2a6099" loext:opacity="100%" style:font-name="Arial" fo:font-size="11pt" style:font-size-asian="11pt" style:font-size-complex="11pt"/>
    </style:style>
    <style:style style:name="P17" style:family="paragraph" style:parent-style-name="Text_20_body">
      <style:paragraph-properties fo:margin-top="0cm" fo:margin-bottom="0cm" style:contextual-spacing="false"/>
      <style:text-properties fo:color="#333333" loext:opacity="100%" style:font-name="Arial" fo:font-size="11pt" style:font-size-asian="11pt" style:font-size-complex="11pt"/>
    </style:style>
    <style:style style:name="P18" style:family="paragraph" style:parent-style-name="Text_20_body" style:list-style-name="L1">
      <style:paragraph-properties fo:margin-top="0cm" fo:margin-bottom="0cm" style:contextual-spacing="false"/>
      <style:text-properties fo:color="#333333" loext:opacity="100%" style:font-name="Arial" fo:font-size="11pt" style:font-size-asian="11pt" style:font-size-complex="11pt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Arial" fo:font-size="11pt" fo:letter-spacing="normal" fo:font-style="normal" fo:font-weight="normal" style:font-size-asian="11pt" style:font-size-complex="11pt"/>
    </style:style>
    <style:style style:name="T1" style:family="text">
      <style:text-properties officeooo:rsid="0002832f"/>
    </style:style>
    <style:style style:name="T2" style:family="text">
      <style:text-properties officeooo:rsid="0004351a"/>
    </style:style>
    <style:style style:name="T3" style:family="text">
      <style:text-properties officeooo:rsid="000a9212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officeooo:rsid="000a9212"/>
    </style:style>
    <style:style style:name="T6" style:family="text">
      <style:text-properties fo:color="#2a6099" loext:opacity="100%" officeooo:rsid="000c40ec"/>
    </style:style>
    <style:style style:name="T7" style:family="text">
      <style:text-properties fo:color="#2a6099" loext:opacity="100%" officeooo:rsid="000ca70f"/>
    </style:style>
    <style:style style:name="T8" style:family="text">
      <style:text-properties fo:color="#2a6099" loext:opacity="100%" officeooo:rsid="000cb191"/>
    </style:style>
    <style:style style:name="T9" style:family="text">
      <style:text-properties fo:color="#2a6099" loext:opacity="100%" officeooo:rsid="000e75fe"/>
    </style:style>
    <style:style style:name="T10" style:family="text">
      <style:text-properties fo:color="#2a6099" loext:opacity="100%" officeooo:rsid="001021a1"/>
    </style:style>
    <style:style style:name="T11" style:family="text">
      <style:text-properties fo:color="#2a6099" loext:opacity="100%" officeooo:rsid="001035d6"/>
    </style:style>
    <style:style style:name="T12" style:family="text">
      <style:text-properties fo:color="#2a6099" loext:opacity="100%" officeooo:rsid="0011d11c"/>
    </style:style>
    <style:style style:name="T13" style:family="text">
      <style:text-properties fo:color="#2a6099" loext:opacity="100%" fo:font-size="10pt" officeooo:rsid="0011d11c" style:font-size-asian="10pt" style:font-size-complex="10pt"/>
    </style:style>
    <style:style style:name="T14" style:family="text">
      <style:text-properties officeooo:rsid="000c40ec"/>
    </style:style>
    <style:style style:name="T15" style:family="text">
      <style:text-properties officeooo:rsid="000ca70f"/>
    </style:style>
    <style:style style:name="T16" style:family="text">
      <style:text-properties officeooo:rsid="000e75fe"/>
    </style:style>
    <style:style style:name="T17" style:family="text">
      <style:text-properties officeooo:rsid="001021a1"/>
    </style:style>
    <style:style style:name="T18" style:family="text">
      <style:text-properties officeooo:rsid="001035d6"/>
    </style:style>
    <style:style style:name="T19" style:family="text">
      <style:text-properties officeooo:rsid="0011d11c"/>
    </style:style>
    <style:style style:name="T20" style:family="text">
      <style:text-properties fo:font-size="10pt" officeooo:rsid="0011d11c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yui_3_17_2_1_1663085600552_28643"/>Nombre <text:span text:style-name="T1">del Alumno</text:span>: <text:span text:style-name="T13">Belén Nazareth Durán Meléndez</text:span><text:span text:style-name="T4"><text:tab/></text:span><text:tab/><text:tab/><text:tab/><text:span text:style-name="T2">Calificación:</text:span></text:p>
      <table:table table:name="Tabla1" table:style-name="Tabla1">
        <table:table-column table:style-name="Tabla1.A"/>
        <table:table-column table:style-name="Tabla1.B"/>
        <table:table-row table:style-name="TableLine94919734626960">
          <table:table-cell table:style-name="Tabla1.A1" office:value-type="string">
            <text:p text:style-name="P3">Parte I</text:p>
          </table:table-cell>
          <table:table-cell table:style-name="Tabla1.B1" office:value-type="string">
            <text:p text:style-name="P2"/>
          </table:table-cell>
        </table:table-row>
        <table:table-row table:style-name="TableLine94919734703584">
          <table:table-cell table:style-name="Tabla1.A2" office:value-type="string">
            <text:p text:style-name="P3">Parte II</text:p>
          </table:table-cell>
          <table:table-cell table:style-name="Tabla1.B2" office:value-type="string">
            <text:p text:style-name="P2"/>
          </table:table-cell>
        </table:table-row>
        <table:table-row table:style-name="TableLine94919734750592">
          <table:table-cell table:style-name="Tabla1.A2" office:value-type="string">
            <text:p text:style-name="P3">Parte III</text:p>
          </table:table-cell>
          <table:table-cell table:style-name="Tabla1.B2" office:value-type="string">
            <text:p text:style-name="P2"/>
          </table:table-cell>
        </table:table-row>
      </table:table>
      <text:p text:style-name="P11"/>
      <text:p text:style-name="P11"/>
      <text:p text:style-name="P11"><text:span text:style-name="T1">PARTE I (Seguridad)</text:span>:</text:p>
      <text:list xml:id="list362227099" text:style-name="L1">
        <text:list-item>
          <text:p text:style-name="P12"><text:bookmark text:name="yui_3_17_2_1_1663085600552_28551"/><text:bookmark text:name="yui_3_17_2_1_1663085600552_22023"/>¿Tienes ordenador en casa? ¿Lo usas solo tú? ¿Qué características principales tiene?</text:p>
        </text:list-item>
      </text:list>
      <text:p text:style-name="P11"><text:span text:style-name="T3"><text:tab/></text:span><text:span text:style-name="T5">Actualmente sólo hay un ordenador, lo uso solo yo y de características principales: cuenta <text:tab/>con 18GB de RAM, 512GB de almacenamiento y <text:s/>ryzen 5.</text:span></text:p>
      <text:p text:style-name="P11"><text:tab/></text:p>
      <text:list xml:id="list100229306476611" text:continue-numbering="true" text:style-name="L1">
        <text:list-item>
          <text:p text:style-name="P12"><text:bookmark text:name="yui_3_17_2_1_1663085600552_28508"/>Explica qué es para ti el concepto de Seguridad Informática.</text:p>
        </text:list-item>
      </text:list>
      <text:p text:style-name="P11"><text:tab/><text:span text:style-name="T5">Seguridad informática es igual al método compuesto de diferentes técnicas usado para <text:tab/>proteger los dispositivos de ataques externos, aunque también puede ser las diferentes <text:tab/>medidas que tomamos durante el uso de los dispositivos como puede ser evitar el <text:tab/>autoguardado de contraseñas, el uso de </text:span><text:span text:style-name="T6">diferentes contraseñas o tener en cuenta y <text:tab/>observar bien la seguridad de las páginas en las que se entran.</text:span></text:p>
      <text:p text:style-name="P16"/>
      <text:list xml:id="list100227696946629" text:continue-numbering="true" text:style-name="L1">
        <text:list-item>
          <text:p text:style-name="P12"><text:bookmark text:name="yui_3_17_2_1_1663085600552_28467"/>¿Qué es un hacker ético?</text:p>
        </text:list-item>
      </text:list>
      <text:p text:style-name="P11"><text:tab/><text:span text:style-name="T6">En mi opinión es aquel que coge tus datos a partir de un acuerdo donde aceptas los <text:tab/>términos de uso de tus datos.</text:span></text:p>
      <text:p text:style-name="P11"/>
      <text:list xml:id="list100229052849910" text:continue-numbering="true" text:style-name="L1">
        <text:list-item>
          <text:p text:style-name="P12"><text:bookmark text:name="yui_3_17_2_1_1663085600552_28428"/>¿Sabes qué es la criptografía? Pon un ejemplo de uso.</text:p>
        </text:list-item>
      </text:list>
      <text:p text:style-name="P11"><text:tab/><text:span text:style-name="T6">Creo que la criptografía es el método usado para proteger datos almacenados en un <text:tab/>dispositivo. </text:span></text:p>
      <text:p text:style-name="P11"/>
      <text:list xml:id="list100228944789800" text:continue-numbering="true" text:style-name="L1">
        <text:list-item>
          <text:p text:style-name="P12"><text:bookmark text:name="yui_3_17_2_1_1663085600552_28391"/>Explica a continuación para qué crees que sirven los siguientes dispositivos:</text:p>
          <text:list>
            <text:list-item>
              <text:p text:style-name="P18"><text:bookmark text:name="yui_3_17_2_1_1663085600552_28980"/><text:bookmark text:name="yui_3_17_2_1_1663085600552_22022"/>Cortafuegos</text:p>
            </text:list-item>
          </text:list>
        </text:list-item>
      </text:list>
      <text:p text:style-name="P17"/>
      <text:p text:style-name="P17"/>
      <text:list xml:id="list100228209068785" text:continue-numbering="true" text:style-name="L1">
        <text:list-item>
          <text:list>
            <text:list-item>
              <text:p text:style-name="P18"><text:bookmark text:name="yui_3_17_2_1_1663085600552_22041"/>VPN</text:p>
            </text:list-item>
          </text:list>
        </text:list-item>
      </text:list>
      <text:p text:style-name="P17"/>
      <text:p text:style-name="P17"/>
      <text:list xml:id="list100228876801573" text:continue-numbering="true" text:style-name="L1">
        <text:list-item>
          <text:list>
            <text:list-item>
              <text:p text:style-name="P18"><text:bookmark text:name="yui_3_17_2_1_1663085600552_22020"/>SAI</text:p>
            </text:list-item>
          </text:list>
        </text:list-item>
      </text:list>
      <text:p text:style-name="P17"/>
      <text:p text:style-name="P17"/>
      <text:list xml:id="list100229333289015" text:continue-numbering="true" text:style-name="L1">
        <text:list-item>
          <text:p text:style-name="P12"><text:bookmark text:name="yui_3_17_2_1_1663085600552_22593"/><text:bookmark text:name="yui_3_17_2_1_1663085600552_22595"/>¿Qué es un sistema biométrico?</text:p>
        </text:list-item>
      </text:list>
      <text:p text:style-name="P16"><text:tab/><text:span text:style-name="T14">Es un sistema de seguridad en el que en lugar de usar una contraseña o pin se usa la <text:tab/>huella dactilar o el reconocimiento facial entre otros.</text:span></text:p>
      <text:p text:style-name="P11"/>
      <text:list xml:id="list100228899624913" text:continue-numbering="true" text:style-name="L1">
        <text:list-item>
          <text:p text:style-name="P12"><text:bookmark text:name="yui_3_17_2_1_1663085600552_225951"/><text:soft-page-break/>¿Qué son los metadatos de un fichero?</text:p>
        </text:list-item>
      </text:list>
      <text:p text:style-name="P11"><text:tab/><text:span text:style-name="T6">Son los datos que componen ese fichero.</text:span></text:p>
      <text:p text:style-name="P11"/>
      <text:list xml:id="list100228894210251" text:continue-numbering="true" text:style-name="L1">
        <text:list-item>
          <text:p text:style-name="P12"><text:bookmark text:name="yui_3_17_2_1_1663085600552_225952"/>¿Qué es el malware?</text:p>
        </text:list-item>
      </text:list>
      <text:p text:style-name="P11"/>
      <text:p text:style-name="P11"/>
      <text:p text:style-name="P11"/>
      <text:list xml:id="list100228230606804" text:continue-numbering="true" text:style-name="L1">
        <text:list-item>
          <text:p text:style-name="P12"><text:bookmark text:name="yui_3_17_2_1_1663085600552_225953"/>¿Conoces alguna forma de aprender ciberseguridad de forma gratuita?</text:p>
        </text:list-item>
      </text:list>
      <text:p text:style-name="P16"><text:tab/><text:span text:style-name="T14">Mediante cursos online gratuitos, eventos online en directo en redes sociales, videos de <text:tab/>creadores de contenido de youtube, tiktok o instagram, páginas web o en la biblioteca, en <text:tab/>foros...</text:span></text:p>
      <text:p text:style-name="P11"/>
      <text:list xml:id="list100227898356302" text:continue-numbering="true" text:style-name="L1">
        <text:list-item>
          <text:p text:style-name="P12"><text:bookmark text:name="yui_3_17_2_1_1663085600552_225954"/>Explica los siguientes términos:</text:p>
        </text:list-item>
      </text:list>
      <text:list xml:id="list4116189717" text:style-name="L2">
        <text:list-item>
          <text:list>
            <text:list-item>
              <text:p text:style-name="P13"><text:bookmark text:name="yui_3_17_2_1_1663085600552_31222"/><text:bookmark text:name="yui_3_17_2_1_1663085600552_31223"/>Pentesting</text:p>
            </text:list-item>
          </text:list>
        </text:list-item>
      </text:list>
      <text:p text:style-name="P11"/>
      <text:list xml:id="list100228633576645" text:continue-numbering="true" text:style-name="L2">
        <text:list-item>
          <text:list>
            <text:list-item>
              <text:p text:style-name="P13"><text:bookmark text:name="yui_3_17_2_1_1663085600552_312221"/>Informática Forense</text:p>
            </text:list-item>
          </text:list>
        </text:list-item>
      </text:list>
      <text:p text:style-name="P11"/>
      <text:list xml:id="list100227504870240" text:continue-numbering="true" text:style-name="L2">
        <text:list-item>
          <text:list>
            <text:list-item>
              <text:p text:style-name="P13"><text:bookmark text:name="yui_3_17_2_1_1663085600552_312222"/>CTF</text:p>
            </text:list-item>
          </text:list>
        </text:list-item>
      </text:list>
      <text:p text:style-name="P11"/>
      <text:list xml:id="list100228919733104" text:continue-numbering="true" text:style-name="L2">
        <text:list-item>
          <text:list>
            <text:list-item>
              <text:p text:style-name="P13"><text:bookmark text:name="yui_3_17_2_1_1663085600552_312223"/>Escalado de privilegios</text:p>
            </text:list-item>
          </text:list>
        </text:list-item>
      </text:list>
      <text:p text:style-name="P11"/>
      <text:p text:style-name="P11"/>
      <text:p text:style-name="P11"><text:bookmark text:name="yui_3_17_2_1_1663085600552_22007"/><text:span text:style-name="T1">PARTE II. </text:span>SSOO:</text:p>
      <text:list xml:id="list2954954089" text:style-name="L3">
        <text:list-item>
          <text:p text:style-name="P14"><text:bookmark text:name="yui_3_17_2_1_1663085600552_25581"/><text:bookmark text:name="yui_3_17_2_1_1663085600552_21993"/>¿Cómo encontrarías un fichero en Linux desde línea de comandos?</text:p>
        </text:list-item>
      </text:list>
      <text:p text:style-name="P11"/>
      <text:list xml:id="list100229289291196" text:continue-numbering="true" text:style-name="L3">
        <text:list-item>
          <text:p text:style-name="P14"><text:bookmark text:name="yui_3_17_2_1_1663085600552_25528"/>¿Cómo montarías varias particiones en un mismo disco en Linux desde línea de comandos? <text:span text:style-name="T1">Explícalo detalladamente.</text:span></text:p>
        </text:list-item>
      </text:list>
      <text:p text:style-name="P11"><text:tab/><text:span text:style-name="T7">Primero se define la partición y después usando el comando mount seguido de la partición.</text:span><text:span text:style-name="T15"> </text:span></text:p>
      <text:p text:style-name="P11"/>
      <text:list xml:id="list100228884625721" text:continue-numbering="true" text:style-name="L3">
        <text:list-item>
          <text:p text:style-name="P14"><text:bookmark text:name="yui_3_17_2_1_1663085600552_34598"/>¿Cómo encontrarías una cadena concreta dentro de un fichero usando la línea de comandos de Linux?</text:p>
        </text:list-item>
      </text:list>
      <text:p text:style-name="P11"><text:tab/><text:span text:style-name="T7">Con una expresión regular ya sea grep o egrep.</text:span></text:p>
      <text:p text:style-name="P11"/>
      <text:list xml:id="list100228450568548" text:continue-numbering="true" text:style-name="L3">
        <text:list-item>
          <text:p text:style-name="P14"><text:bookmark text:name="yui_3_17_2_1_1663085600552_34661"/>¿Has realizado alguna vez una copia de seguridad? ¿Con qué sistema o herramientas?</text:p>
        </text:list-item>
      </text:list>
      <text:p text:style-name="P11"><text:tab/><text:span text:style-name="T7">Si, usando un snapshot.</text:span><text:tab/></text:p>
      <text:list xml:id="list100228499884397" text:continue-numbering="true" text:style-name="L3">
        <text:list-item>
          <text:p text:style-name="P14"><text:bookmark text:name="yui_3_17_2_1_1663085600552_21992"/><text:soft-page-break/>¿Para qué sirve en Linux el operador &amp;&amp;? ¿Y &amp;? ¿Y el &gt;&gt;?</text:p>
        </text:list-item>
      </text:list>
      <text:p text:style-name="P11"><text:tab/><text:span text:style-name="T7">&amp;&amp;: para concatenar comandos de tal manera que una vez se realice el primero, si sale <text:tab/>bien siga con el siguiente comando.</text:span></text:p>
      <text:p text:style-name="P16"><text:tab/><text:span text:style-name="T15">&amp;: para que se realice primero un comando y seguido el siguiente comando.</text:span><text:tab/></text:p>
      <text:p text:style-name="P11"><text:span text:style-name="T4"><text:tab/>»: </text:span><text:span text:style-name="T7">para redireccionar datos a una fichero sin sobrescribir, se van colocando los datos en la <text:tab/>ultima linea del fichero.</text:span><text:span text:style-name="T15"> </text:span></text:p>
      <text:p text:style-name="P11"><text:tab/></text:p>
      <text:list xml:id="list100227486108657" text:continue-numbering="true" text:style-name="L3">
        <text:list-item>
          <text:p text:style-name="P14"><text:bookmark text:name="yui_3_17_2_1_1663085600552_219921"/>¿Qué permiten los permisos 754 en un fichero?</text:p>
        </text:list-item>
      </text:list>
      <text:p text:style-name="P11"><text:tab/><text:span text:style-name="T8">Permiten leer, escribir y ejecutar al usuario, leer y ejecutar a grupos y otros.</text:span></text:p>
      <text:p text:style-name="P11"/>
      <text:list xml:id="list100228442470556" text:continue-numbering="true" text:style-name="L3">
        <text:list-item>
          <text:p text:style-name="P14"><text:bookmark text:name="yui_3_17_2_1_1663085600552_219922"/>¿Dónde se encuentran habitualmente los ficheros de log en Linux?</text:p>
        </text:list-item>
      </text:list>
      <text:p text:style-name="P11"><text:tab/></text:p>
      <text:p text:style-name="P11"><text:tab/></text:p>
      <text:list xml:id="list100228393735777" text:continue-numbering="true" text:style-name="L3">
        <text:list-item>
          <text:p text:style-name="P14"><text:bookmark text:name="yui_3_17_2_1_1663085600552_219923"/>¿Qué editor de texto usas desde línea de comandos habitualmente?</text:p>
        </text:list-item>
      </text:list>
      <text:p text:style-name="P11"><text:tab/><text:span text:style-name="T8">Vim y nano.</text:span></text:p>
      <text:p text:style-name="P11"/>
      <text:list xml:id="list100227372064946" text:continue-numbering="true" text:style-name="L3">
        <text:list-item>
          <text:p text:style-name="P14"><text:bookmark text:name="yui_3_17_2_1_1663085600552_219924"/>¿Para qué sirve el comando scp?</text:p>
        </text:list-item>
      </text:list>
      <text:p text:style-name="P11"><text:tab/><text:span text:style-name="T9">Sirve para copiar ficheros mediante ssh.</text:span></text:p>
      <text:p text:style-name="P11"/>
      <text:list xml:id="list100227446572474" text:continue-numbering="true" text:style-name="L3">
        <text:list-item>
          <text:p text:style-name="P14"><text:bookmark text:name="yui_3_17_2_1_1663085600552_219925"/>¿Qué comando usarías para saber los procesos que se están ejecutando en tu máquina Linux?</text:p>
        </text:list-item>
      </text:list>
      <text:p text:style-name="P11"><text:tab/><text:span text:style-name="T9">Htop o top</text:span></text:p>
      <text:p text:style-name="P11"/>
      <text:p text:style-name="P19"><text:span text:style-name="T1">PARTE III. </text:span>Redes:</text:p>
      <text:list xml:id="list899421066" text:style-name="L4">
        <text:list-item>
          <text:p text:style-name="P5"><text:bookmark text:name="yui_3_17_2_1_1663085600552_54298"/><text:bookmark text:name="yui_3_17_2_1_1663085600552_54299"/>¿Cómo podemos saber los puertos que se están usando en nuestro ordenador?<text:span text:style-name="T16"> </text:span></text:p>
        </text:list-item>
      </text:list>
      <text:p text:style-name="P4"/>
      <text:list xml:id="list100228150086166" text:continue-numbering="true" text:style-name="L4">
        <text:list-item>
          <text:p text:style-name="P5"><text:bookmark text:name="yui_3_17_2_1_1663085600552_542981"/>¿Qué diferencia hay entre TCP y UDP? ¿Para qué suele usarse cada uno de ellos?</text:p>
          <text:p text:style-name="P5"/>
        </text:list-item>
      </text:list>
      <text:p text:style-name="P4"/>
      <text:list xml:id="list100229504861468" text:continue-numbering="true" text:style-name="L4">
        <text:list-item>
          <text:p text:style-name="P6"><text:bookmark text:name="yui_3_17_2_1_1663085600552_542982"/>Explica qué se añade a un mensaje en la cabecera de nivel de enlace. ¿Y en la de nivel de red? ¿Y en la de nivel de transporte?</text:p>
        </text:list-item>
      </text:list>
      <text:p text:style-name="P4"><text:tab/></text:p>
      <text:p text:style-name="P4"/>
      <text:list xml:id="list100229293299804" text:continue-numbering="true" text:style-name="L4">
        <text:list-item>
          <text:p text:style-name="P5"><text:bookmark text:name="yui_3_17_2_1_1663085600552_542983"/>En los distintos saltos de un router a otro que puede dar un mensaje, ¿cambian las direcciones MAC de origen y destino o las direcciones IP de origen y destino? Explica el motivo.</text:p>
        </text:list-item>
      </text:list>
      <text:p text:style-name="P4"><text:soft-page-break/><text:tab/><text:span text:style-name="T10">Cambian las direcciones ip dependiendo de si es publica o privada y de la ip base que <text:tab/>tenga esa red.</text:span></text:p>
      <text:p text:style-name="P4"/>
      <text:list xml:id="list100228577686258" text:continue-numbering="true" text:style-name="L4">
        <text:list-item>
          <text:p text:style-name="P5"><text:bookmark text:name="yui_3_17_2_1_1663085600552_542984"/>¿Qué es SNAT y DNAT?</text:p>
        </text:list-item>
      </text:list>
      <text:p text:style-name="P9"><text:tab/><text:span text:style-name="T17">SNAT: Es el cambio de la ip de red privada a publica.</text:span></text:p>
      <text:p text:style-name="P10"><text:tab/>DNAT: Es el cambio de la ip de red publica a privada.</text:p>
      <text:p text:style-name="P8"/>
      <text:list xml:id="list100227692547699" text:continue-numbering="true" text:style-name="L4">
        <text:list-item>
          <text:p text:style-name="P5"><text:bookmark text:name="yui_3_17_2_1_1663085600552_542985"/>¿Para qué sirve el DNS?</text:p>
        </text:list-item>
      </text:list>
      <text:p text:style-name="P4"><text:tab/><text:span text:style-name="T11">Para traducir los dominios a ip.</text:span></text:p>
      <text:p text:style-name="P4"/>
      <text:list xml:id="list100228542169831" text:continue-numbering="true" text:style-name="L4">
        <text:list-item>
          <text:p text:style-name="P5"><text:bookmark text:name="yui_3_17_2_1_1663085600552_542986"/>¿Qué es el protocolo ARP?</text:p>
        </text:list-item>
      </text:list>
      <text:p text:style-name="P4"><text:tab/><text:span text:style-name="T11">Es el protocolo encargado de enviar </text:span><text:span text:style-name="T12">datos en </text:span><text:span text:style-name="T11">paquetes.</text:span></text:p>
      <text:p text:style-name="P4"/>
      <text:list xml:id="list100227921306125" text:continue-numbering="true" text:style-name="L4">
        <text:list-item>
          <text:p text:style-name="P5"><text:bookmark text:name="yui_3_17_2_1_1663085600552_542987"/>Si una tarjeta de red tiene la dirección 169.254.1.1. ¿Qué puede estar pasando?</text:p>
        </text:list-item>
      </text:list>
      <text:p text:style-name="P4"><text:tab/></text:p>
      <text:p text:style-name="P4"/>
      <text:list xml:id="list100227580962123" text:continue-numbering="true" text:style-name="L4">
        <text:list-item>
          <text:p text:style-name="P5"><text:bookmark text:name="yui_3_17_2_1_1663085600552_542988"/>¿Dónde se encuentra en Linux el fichero de configuración de la tarjeta de red?</text:p>
        </text:list-item>
      </text:list>
      <text:p text:style-name="P4"><text:tab/></text:p>
      <text:p text:style-name="P4"/>
      <text:list xml:id="list100228034575469" text:continue-numbering="true" text:style-name="L4">
        <text:list-item>
          <text:p text:style-name="P5"><text:bookmark text:name="yui_3_17_2_1_1663085600552_542989"/>Explica la función de los siguientes comandos:</text:p>
        </text:list-item>
      </text:list>
      <text:list xml:id="list793354905" text:style-name="L5">
        <text:list-item>
          <text:p text:style-name="P7"><text:bookmark text:name="yui_3_17_2_1_1663085600552_106272"/><text:bookmark text:name="yui_3_17_2_1_1663085600552_106273"/>nslookup</text:p>
        </text:list-item>
      </text:list>
      <text:p text:style-name="P4"><text:tab/><text:span text:style-name="T12">Buscar la ip de un dispositivo.</text:span></text:p>
      <text:list xml:id="list100227923846651" text:continue-numbering="true" text:style-name="L5">
        <text:list-item>
          <text:p text:style-name="P7"><text:bookmark text:name="yui_3_17_2_1_1663085600552_1062721"/>dig</text:p>
        </text:list-item>
      </text:list>
      <text:p text:style-name="P4"><text:tab/><text:span text:style-name="T12">Para buscar el DNS de un servidor.</text:span></text:p>
      <text:list xml:id="list100228534480028" text:continue-numbering="true" text:style-name="L5">
        <text:list-item>
          <text:p text:style-name="P7"><text:bookmark text:name="yui_3_17_2_1_1663085600552_1062722"/>traceroute</text:p>
        </text:list-item>
      </text:list>
      <text:p text:style-name="P4"><text:tab/><text:span text:style-name="T12">Para ver como los paquetes pasan por internet.</text:span></text:p>
      <text:list xml:id="list100228275238239" text:continue-numbering="true" text:style-name="L5">
        <text:list-item>
          <text:p text:style-name="P7"><text:bookmark text:name="yui_3_17_2_1_1663085600552_1062723"/>wget</text:p>
        </text:list-item>
      </text:list>
      <text:p text:style-name="P1"><text:s/><text:tab/><text:span text:style-name="T12">Para obtener recursos a traves de un enla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8:46:16.696000000</meta:creation-date>
    <dc:date>2022-09-20T10:02:27.262923835</dc:date>
    <meta:editing-duration>PT11M27S</meta:editing-duration>
    <meta:editing-cycles>7</meta:editing-cycles>
    <meta:generator>LibreOffice/7.0.4.2$Linux_X86_64 LibreOffice_project/00$Build-2</meta:generator>
    <meta:document-statistic meta:table-count="1" meta:image-count="0" meta:object-count="0" meta:page-count="4" meta:paragraph-count="81" meta:word-count="794" meta:character-count="4449" meta:non-whitespace-character-count="3713"/>
  </office:meta>
</office:document-meta>
</file>